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FREE</text:p>
          </table:table-cell>
          <table:table-cell table:style-name="ce1" office:value-type="string" calcext:value-type="string">
            <text:p>OCCUPIED</text:p>
          </table:table-cell>
          <table:table-cell table:style-name="ce1" office:value-type="string" calcext:value-type="string">
            <text:p>UNKNOWN</text:p>
          </table:table-cell>
          <table:table-cell/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OCCUPIED</text:p>
          </table:table-cell>
          <table:table-cell table:style-name="ce3" office:value-type="string" calcext:value-type="string">
            <text:p>UNKNOWN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formula="of:=MAX([.A2];(1-MAX([.A2:.C2]))/(COLUMNS([.A2:.C2])-1))" office:value-type="float" office:value="0.9" calcext:value-type="float">
            <text:p>0.9</text:p>
          </table:table-cell>
          <table:table-cell table:formula="of:=MAX([.B2];(1-MAX([.B2:.D2]))/(COLUMNS([.B2:.D2])-1))" office:value-type="float" office:value="0.5" calcext:value-type="float">
            <text:p>0.5</text:p>
          </table:table-cell>
          <table:table-cell table:formula="of:=MAX([.C2];(1-MAX([.C2:.E2]))/(COLUMNS([.C2:.E2])-1))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formula="of:=MAX([.A3];(1-MAX([.A3:.C3]))/(COLUMNS([.A3:.C3])-1))" office:value-type="float" office:value="0.9" calcext:value-type="float">
            <text:p>0.9</text:p>
          </table:table-cell>
          <table:table-cell table:formula="of:=MAX([.B3];(1-MAX([.B3:.D3]))/(COLUMNS([.B3:.D3])-1))" office:value-type="float" office:value="0.5" calcext:value-type="float">
            <text:p>0.5</text:p>
          </table:table-cell>
          <table:table-cell table:formula="of:=MAX([.C3];(1-MAX([.C3:.E3]))/(COLUMNS([.C3:.E3])-1))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ce2"/>
          <table:table-cell table:formula="of:=MAX([.A4];(1-MAX([.A4:.C4]))/(COLUMNS([.A4:.C4])-1))" office:value-type="float" office:value="0.25" calcext:value-type="float">
            <text:p>0.25</text:p>
          </table:table-cell>
          <table:table-cell table:formula="of:=MAX([.B4];(1-MAX([.B4:.D4]))/(COLUMNS([.B4:.D4])-1))" office:value-type="float" office:value="0.25" calcext:value-type="float">
            <text:p>0.25</text:p>
          </table:table-cell>
          <table:table-cell table:formula="of:=MAX([.C4];(1-MAX([.C4:.E4]))/(COLUMNS([.C4:.E4])-1))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MAX([.A5];(1-MAX([.A5:.C5]))/(COLUMNS([.A5:.C5])-1))" office:value-type="float" office:value="0.2" calcext:value-type="float">
            <text:p>0.2</text:p>
          </table:table-cell>
          <table:table-cell table:formula="of:=MAX([.B5];(1-MAX([.B5:.D5]))/(COLUMNS([.B5:.D5])-1))" office:value-type="float" office:value="0.6" calcext:value-type="float">
            <text:p>0.6</text:p>
          </table:table-cell>
          <table:table-cell table:formula="of:=MAX([.C5];(1-MAX([.C5:.E5]))/(COLUMNS([.C5:.E5])-1))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style-name="ce1" table:number-columns-repeated="3"/>
          <table:table-cell table:style-name="ce3"/>
          <table:table-cell table:style-name="ce1" table:formula="of:=AVERAGE([.E2:.E5])" office:value-type="float" office:value="0.5625" calcext:value-type="float">
            <text:p>0.5625</text:p>
          </table:table-cell>
          <table:table-cell table:style-name="ce1" table:formula="of:=AVERAGE([.F2:.F5])" office:value-type="float" office:value="0.4625" calcext:value-type="float">
            <text:p>0.4625</text:p>
          </table:table-cell>
          <table:table-cell table:style-name="ce1" table:formula="of:=AVERAGE([.G2:.G5])" office:value-type="float" office:value="0.25" calcext:value-type="float">
            <text:p>0.25</text:p>
          </table:table-cell>
          <table:table-cell table:formula="of:=SUM([.E6:.G6])" office:value-type="float" office:value="1.275" calcext:value-type="float">
            <text:p>1.27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2">
          <table:table-cell office:value-type="string" calcext:value-type="string">
            <text:p>Explanation:</text:p>
            <text:p>Obs. 1 and 2 are 90 % confident that state is free.</text:p>
            <text:p>State attribute values are mutually exclusive.</text:p>
            <text:p>Obs. 3 is 50 % confident that state is unknown, it “leaves a a-priori” of 25 % for each of the remaining states to be true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float" office:value="-1" calcext:value-type="float">
            <text:p>-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11" calcext:value-type="float">
            <text:p>111</text:p>
          </table:table-cell>
          <table:table-cell/>
          <table:table-cell table:style-name="ce5" office:value-type="float" office:value="-1" calcext:value-type="float">
            <text:p>-1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MAX([.A12];(1-MAX([.A12:.D12]))/COLUMNS([.A12:.D12]))" office:value-type="float" office:value="0.9" calcext:value-type="float">
            <text:p>0.9</text:p>
          </table:table-cell>
          <table:table-cell table:formula="of:=MAX([.B12];(1-MAX([.B12:.E12]))/COLUMNS([.B12:.E12]))" office:value-type="float" office:value="0.25" calcext:value-type="float">
            <text:p>0.25</text:p>
          </table:table-cell>
          <table:table-cell table:formula="of:=MAX([.C12];(1-MAX([.C12:.F12]))/COLUMNS([.C12:.F12]))" office:value-type="float" office:value="0.025" calcext:value-type="float">
            <text:p>0.025</text:p>
          </table:table-cell>
          <table:table-cell table:formula="of:=MAX([.D12];(1-MAX([.D12:.G12]))/COLUMNS([.D12:.G12])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MAX([.A13];(1-MAX([.A13:.D13]))/COLUMNS([.A13:.D13]))" office:value-type="float" office:value="0.9" calcext:value-type="float">
            <text:p>0.9</text:p>
          </table:table-cell>
          <table:table-cell table:formula="of:=MAX([.B13];(1-MAX([.B13:.E13]))/COLUMNS([.B13:.E13]))" office:value-type="float" office:value="0.25" calcext:value-type="float">
            <text:p>0.25</text:p>
          </table:table-cell>
          <table:table-cell table:formula="of:=MAX([.C13];(1-MAX([.C13:.F13]))/COLUMNS([.C13:.F13]))" office:value-type="float" office:value="0.025" calcext:value-type="float">
            <text:p>0.025</text:p>
          </table:table-cell>
          <table:table-cell table:formula="of:=MAX([.D13];(1-MAX([.D13:.G13]))/COLUMNS([.D13:.G13])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MAX([.A14];(1-MAX([.A14:.D14]))/COLUMNS([.A14:.D14]))" office:value-type="float" office:value="0.1" calcext:value-type="float">
            <text:p>0.1</text:p>
          </table:table-cell>
          <table:table-cell table:formula="of:=MAX([.B14];(1-MAX([.B14:.E14]))/COLUMNS([.B14:.E14]))" office:value-type="float" office:value="0.6" calcext:value-type="float">
            <text:p>0.6</text:p>
          </table:table-cell>
          <table:table-cell table:formula="of:=MAX([.C14];(1-MAX([.C14:.F14]))/COLUMNS([.C14:.F14]))" office:value-type="float" office:value="0.225" calcext:value-type="float">
            <text:p>0.225</text:p>
          </table:table-cell>
          <table:table-cell table:formula="of:=MAX([.D14];(1-MAX([.D14:.G14]))/COLUMNS([.D14:.G14]))" office:value-type="float" office:value="0.1" calcext:value-type="float">
            <text:p>0.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0" calcext:value-type="float">
            <text:p>0</text:p>
          </table:table-cell>
          <table:table-cell/>
          <table:table-cell table:formula="of:=MAX([.A15];(1-MAX([.A15:.D15]))/COLUMNS([.A15:.D15]))" office:value-type="float" office:value="0.0875" calcext:value-type="float">
            <text:p>0.0875</text:p>
          </table:table-cell>
          <table:table-cell table:formula="of:=MAX([.B15];(1-MAX([.B15:.E15]))/COLUMNS([.B15:.E15]))" office:value-type="float" office:value="0.0875" calcext:value-type="float">
            <text:p>0.0875</text:p>
          </table:table-cell>
          <table:table-cell table:formula="of:=MAX([.C15];(1-MAX([.C15:.F15]))/COLUMNS([.C15:.F15]))" office:value-type="float" office:value="0.65" calcext:value-type="float">
            <text:p>0.65</text:p>
          </table:table-cell>
          <table:table-cell table:formula="of:=MAX([.D15];(1-MAX([.D15:.G15]))/COLUMNS([.D15:.G15]))" office:value-type="float" office:value="0.228125" calcext:value-type="float">
            <text:p>0.2281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/>
          <table:table-cell table:formula="of:=MAX([.A16];(1-MAX([.A16:.D16]))/COLUMNS([.A16:.D16]))" office:value-type="float" office:value="0.0575" calcext:value-type="float">
            <text:p>0.0575</text:p>
          </table:table-cell>
          <table:table-cell table:formula="of:=MAX([.B16];(1-MAX([.B16:.E16]))/COLUMNS([.B16:.E16]))" office:value-type="float" office:value="0.0575" calcext:value-type="float">
            <text:p>0.0575</text:p>
          </table:table-cell>
          <table:table-cell table:formula="of:=MAX([.C16];(1-MAX([.C16:.F16]))/COLUMNS([.C16:.F16]))" office:value-type="float" office:value="0.0575" calcext:value-type="float">
            <text:p>0.0575</text:p>
          </table:table-cell>
          <table:table-cell table:formula="of:=MAX([.D16];(1-MAX([.D16:.G16]))/COLUMNS([.D16:.G16]))" office:value-type="float" office:value="0.77" calcext:value-type="float">
            <text:p>0.77</text:p>
          </table:table-cell>
        </table:table-row>
        <table:table-row table:style-name="ro1">
          <table:table-cell table:number-columns-repeated="5"/>
          <table:table-cell table:style-name="ce1" table:formula="of:=AVERAGE([.F12:.F16])" office:value-type="float" office:value="0.409" calcext:value-type="float">
            <text:p>0.409</text:p>
          </table:table-cell>
          <table:table-cell table:style-name="ce1" table:formula="of:=AVERAGE([.G12:.G16])" office:value-type="float" office:value="0.249" calcext:value-type="float">
            <text:p>0.249</text:p>
          </table:table-cell>
          <table:table-cell table:style-name="ce1" table:formula="of:=AVERAGE([.H12:.H16])" office:value-type="float" office:value="0.1965" calcext:value-type="float">
            <text:p>0.1965</text:p>
          </table:table-cell>
          <table:table-cell table:style-name="ce1" table:formula="of:=AVERAGE([.I12:.I16])" office:value-type="float" office:value="0.229625" calcext:value-type="float">
            <text:p>0.229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09:48:28.338692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3:45:00.193073983</meta:creation-date>
    <dc:date>2019-08-08T09:56:53.212684187</dc:date>
    <meta:editing-duration>PT26M23S</meta:editing-duration>
    <meta:editing-cycles>3</meta:editing-cycles>
    <meta:generator>LibreOffice/6.0.7.3$Linux_X86_64 LibreOffice_project/00m0$Build-3</meta:generator>
    <meta:document-statistic meta:table-count="1" meta:cell-count="87" meta:object-count="0"/>
  </office:meta>
</office:document-meta>
</file>